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auto" style:writing-mode="rl-tb"/>
      <style:text-properties officeooo:rsid="0020664c" officeooo:paragraph-rsid="0020664c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20664c" officeooo:paragraph-rsid="0020664c"/>
    </style:style>
    <style:style style:name="P3" style:family="paragraph" style:parent-style-name="Standard">
      <style:paragraph-properties fo:text-align="end" style:justify-single-word="false" style:writing-mode="rl-tb"/>
      <style:text-properties fo:font-size="15pt" officeooo:rsid="0020664c" officeooo:paragraph-rsid="0020664c" style:font-size-asian="15pt" style:font-size-complex="15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5pt" officeooo:rsid="0020aa7f" officeooo:paragraph-rsid="0020aa7f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ss و <text:s/>scss هردو نوعی css پیشرفته هستند که کمک به خوانایی بیشتر و کوتاه کردن کد می کنند.</text:p>
      <text:p text:style-name="P2"/>
      <text:p text:style-name="P3">تا اینجا که متوجه شده ام در هردو این ها می توان از متغیر استفاده کرد و تقاوتی که از این ها سراغ دارم این است که sass مثل پایتون کروشه بندی ندارد و حاشیه گذاری شده است اما scss همان سینتکس css قدیم یعنی استفاده از کروشه را داراست.</text:p>
      <text:p text:style-name="P3"/>
      <text:p text:style-name="P4">امکان import کردن می دهند که کمک می کند فایل های css را درون چندین فایل قرار دهیم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12</meta:editing-cycles>
    <meta:creation-date>2017-06-01T07:12:00</meta:creation-date>
    <dc:date>2017-09-29T15:13:38.359049316</dc:date>
    <meta:editing-duration>PT3H5M33S</meta:editing-duration>
    <meta:generator>LibreOffice/5.1.6.2$Linux_X86_64 LibreOffice_project/10m0$Build-2</meta:generator>
    <meta:document-statistic meta:table-count="0" meta:image-count="0" meta:object-count="0" meta:page-count="1" meta:paragraph-count="3" meta:word-count="87" meta:character-count="401" meta:non-whitespace-character-count="3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